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637671D1C407898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526cm, 20.509cm, 2.193cm, 9.8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296cm" svg:y="1.78cm" svg:width="16.147cm" svg:height="17.223cm" draw:z-index="0"><draw:image xlink:href="Pictures/100002010000078000000438637671D1C407898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08:17:38.324854338</meta:creation-date>
    <dc:date>2022-05-06T08:18:10.456441119</dc:date>
    <meta:editing-duration>PT3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1.5.2$Linux_X86_64 LibreOffice_project/10$Build-2</meta:generator>
  </office:meta>
</office:document-meta>
</file>